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737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4" style:family="table-row">
      <style:table-row-properties fo:background-color="transparent" fo:keep-together="always">
        <style:background-image/>
      </style:table-row-properties>
    </style:style>
    <style:style style:name="Table1.A4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4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6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291d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00c8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403c1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paragraph-rsid="0019740b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403c15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323d47" officeooo:paragraph-rsid="0034c8ac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31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32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3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 fo:hyphenate="false" fo:hyphenation-remain-char-count="2" fo:hyphenation-push-char-count="2"/>
    </style:style>
    <style:style style:name="P3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3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3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lfios" fo:font-size="10pt" fo:font-style="normal" officeooo:paragraph-rsid="004106b8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Alfios" fo:font-size="10pt" fo:font-style="normal" officeooo:rsid="004106b8" officeooo:paragraph-rsid="004106b8" style:font-size-asian="10pt" style:font-style-asian="normal" style:font-size-complex="10pt" style:font-style-complex="normal"/>
    </style:style>
    <style:style style:name="P44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3a906d" officeooo:paragraph-rsid="003a906d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paragraph-rsid="004106b8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4106b8" officeooo:paragraph-rsid="004106b8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4d86d9" officeooo:paragraph-rsid="004d86d9" style:font-size-asian="10pt" style:font-style-asian="italic" style:font-size-complex="10pt" style:font-style-complex="italic"/>
    </style:style>
    <style:style style:name="P48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font-size="10pt" fo:font-style="italic" officeooo:paragraph-rsid="003a906d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03c15" officeooo:paragraph-rsid="004106b8" style:font-size-asian="10pt" style:font-style-asian="normal" style:font-size-complex="10pt" style:font-style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03c15" officeooo:paragraph-rsid="004e4887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403c15" style:font-size-asian="10pt" style:font-style-asian="normal" style:font-size-complex="10pt" style:font-style-complex="normal"/>
    </style:style>
    <style:style style:name="P53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106b8" officeooo:paragraph-rsid="004106b8" style:font-size-asian="10pt" style:font-style-asian="normal" style:font-size-complex="10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106b8" officeooo:paragraph-rsid="0041affe" style:font-size-asian="10pt" style:font-style-asian="normal" style:font-size-complex="10pt" style:font-style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106b8" officeooo:paragraph-rsid="004e4887" style:font-size-asian="10pt" style:font-style-asian="normal" style:font-size-complex="10pt" style:font-style-complex="normal"/>
    </style:style>
    <style:style style:name="P57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41e616" officeooo:paragraph-rsid="0041e616" style:font-size-asian="10pt" style:font-style-asian="normal" style:font-size-complex="10pt" style:font-style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543ea" officeooo:paragraph-rsid="004543ea" style:font-size-asian="10pt" style:font-style-asian="normal" style:font-size-complex="10pt" style:font-style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6b684" officeooo:paragraph-rsid="0046b684" style:font-size-asian="10pt" style:font-style-asian="normal" style:font-size-complex="10pt" style:font-style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aaa17" officeooo:paragraph-rsid="004aaa17" style:font-size-asian="10pt" style:font-style-asian="normal" style:font-size-complex="10pt" style:font-style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Alfios" fo:font-size="10pt" fo:font-style="normal" officeooo:rsid="004c0b05" officeooo:paragraph-rsid="004c0b05" style:font-size-asian="10pt" style:font-style-asian="normal" style:font-size-complex="10pt" style:font-style-complex="normal"/>
    </style:style>
    <style:style style:name="P62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6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language="en" fo:country="US" fo:font-style="italic" officeooo:rsid="00323d47" officeooo:paragraph-rsid="0041e616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/>
    </style:style>
    <style:style style:name="P6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6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4543ea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6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1da1f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4543ea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303de" officeooo:paragraph-rsid="004543ea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6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7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3100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7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291d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7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4e4887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73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12pt" fo:language="en" fo:country="US" officeooo:rsid="0046b684" officeooo:paragraph-rsid="0046b684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74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75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6b684" officeooo:paragraph-rsid="0046b684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76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6b684" officeooo:paragraph-rsid="004d86d9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77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10pt" fo:language="en" fo:country="US" fo:font-style="normal" officeooo:rsid="004d86d9" officeooo:paragraph-rsid="004d86d9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P7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font-variant="normal" fo:text-transform="none" fo:color="#333333" style:font-name="Helvetica" fo:font-size="8.25pt" fo:letter-spacing="normal" fo:font-style="normal" fo:font-weight="normal" fo:hyphenate="false" fo:hyphenation-remain-char-count="2" fo:hyphenation-push-char-count="2"/>
    </style:style>
    <style:style style:name="P7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374f5a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8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Alfios" fo:font-style="normal" officeooo:rsid="003a906d" style:font-style-asian="normal" style:font-style-complex="normal"/>
    </style:style>
    <style:style style:name="T4" style:family="text">
      <style:text-properties style:font-name="Alfios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font-name="Alfios" fo:font-size="10pt" fo:font-style="normal" officeooo:rsid="00403c15" style:font-size-asian="10pt" style:font-style-asian="normal" style:font-size-complex="10pt" style:font-style-complex="normal"/>
    </style:style>
    <style:style style:name="T6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7" style:family="text">
      <style:text-properties style:font-name="Candara" fo:font-style="italic" style:font-style-asian="italic" style:font-style-complex="italic"/>
    </style:style>
    <style:style style:name="T8" style:family="text">
      <style:text-properties officeooo:rsid="00100c89"/>
    </style:style>
    <style:style style:name="T9" style:family="text">
      <style:text-properties officeooo:rsid="00122399"/>
    </style:style>
    <style:style style:name="T10" style:family="text">
      <style:text-properties officeooo:rsid="0013e67a"/>
    </style:style>
    <style:style style:name="T11" style:family="text">
      <style:text-properties officeooo:rsid="00183fb3"/>
    </style:style>
    <style:style style:name="T12" style:family="text">
      <style:text-properties officeooo:rsid="0019740b"/>
    </style:style>
    <style:style style:name="T13" style:family="text">
      <style:text-properties officeooo:rsid="001a4705"/>
    </style:style>
    <style:style style:name="T14" style:family="text">
      <style:text-properties officeooo:rsid="001bf3e7"/>
    </style:style>
    <style:style style:name="T15" style:family="text">
      <style:text-properties officeooo:rsid="0020323c"/>
    </style:style>
    <style:style style:name="T16" style:family="text">
      <style:text-properties officeooo:rsid="0026fe74"/>
    </style:style>
    <style:style style:name="T17" style:family="text">
      <style:text-properties officeooo:rsid="00286734"/>
    </style:style>
    <style:style style:name="T18" style:family="text">
      <style:text-properties officeooo:rsid="00291dd5"/>
    </style:style>
    <style:style style:name="T19" style:family="text">
      <style:text-properties officeooo:rsid="002d1431"/>
    </style:style>
    <style:style style:name="T20" style:family="text">
      <style:text-properties officeooo:rsid="00323d47"/>
    </style:style>
    <style:style style:name="T21" style:family="text">
      <style:text-properties officeooo:rsid="003303de"/>
    </style:style>
    <style:style style:name="T22" style:family="text">
      <style:text-properties officeooo:rsid="003562d4"/>
    </style:style>
    <style:style style:name="T23" style:family="text">
      <style:text-properties officeooo:rsid="00374f5a"/>
    </style:style>
    <style:style style:name="T24" style:family="text">
      <style:text-properties officeooo:rsid="00394e38"/>
    </style:style>
    <style:style style:name="T25" style:family="text">
      <style:text-properties style:text-position="super 58%" officeooo:rsid="003303de"/>
    </style:style>
    <style:style style:name="T26" style:family="text">
      <style:text-properties officeooo:rsid="003a906d"/>
    </style:style>
    <style:style style:name="T27" style:family="text">
      <style:text-properties fo:color="#000080" style:font-name="Alfios" fo:font-size="10pt" fo:language="en" fo:country="US" fo:font-style="normal" style:text-underline-style="solid" style:text-underline-width="auto" style:text-underline-color="font-color" officeooo:rsid="003a906d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28" style:family="text">
      <style:text-properties fo:color="#000080" style:font-name="Alfios" fo:font-size="10pt" fo:language="en" fo:country="US" style:text-underline-style="solid" style:text-underline-width="auto" style:text-underline-color="font-color" officeooo:rsid="003a906d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29" style:family="text">
      <style:text-properties officeooo:rsid="00403c15"/>
    </style:style>
    <style:style style:name="T30" style:family="text">
      <style:text-properties officeooo:rsid="0040af43"/>
    </style:style>
    <style:style style:name="T31" style:family="text">
      <style:text-properties officeooo:rsid="004106b8"/>
    </style:style>
    <style:style style:name="T32" style:family="text">
      <style:text-properties officeooo:rsid="0041affe"/>
    </style:style>
    <style:style style:name="T33" style:family="text">
      <style:text-properties officeooo:rsid="0041e616"/>
    </style:style>
    <style:style style:name="T34" style:family="text">
      <style:text-properties officeooo:rsid="0043430b"/>
    </style:style>
    <style:style style:name="T35" style:family="text">
      <style:text-properties officeooo:rsid="00450495"/>
    </style:style>
    <style:style style:name="T36" style:family="text">
      <style:text-properties officeooo:rsid="004543ea"/>
    </style:style>
    <style:style style:name="T37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8" style:family="text">
      <style:text-properties officeooo:rsid="0046b684"/>
    </style:style>
    <style:style style:name="T39" style:family="text">
      <style:text-properties officeooo:rsid="004c0b05"/>
    </style:style>
    <style:style style:name="T40" style:family="text">
      <style:text-properties officeooo:rsid="004e48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lexei Znamensky</text:p>
      <text:p text:style-name="P4">Curriculum Vitæ / Resumé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ontact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30">Mobile Phone</text:p>
          </table:table-cell>
          <table:table-cell table:style-name="Table1.B1" office:value-type="string">
            <text:p text:style-name="P29">+55 19 <text:span text:style-name="T30">997 541 711</text:span></text:p>
          </table:table-cell>
        </table:table-row>
        <table:table-row table:style-name="Table1.1">
          <table:table-cell table:style-name="Table1.A1" office:value-type="string">
            <text:p text:style-name="P30">E-mail/<text:span text:style-name="T26">Google Hangout</text:span></text:p>
          </table:table-cell>
          <table:table-cell table:style-name="Table1.B1" office:value-type="string">
            <text:p text:style-name="P22"><text:a xlink:type="simple" xlink:href="mailto:russoz@gmail.com" text:style-name="Internet_20_link" text:visited-style-name="Visited_20_Internet_20_Link"><text:span text:style-name="T4">russoz@gmail.com</text:span></text:a></text:p>
          </table:table-cell>
        </table:table-row>
        <table:table-row table:style-name="Table1.4">
          <table:table-cell table:style-name="Table1.A4" office:value-type="string">
            <text:p text:style-name="P34">LinkedIn</text:p>
          </table:table-cell>
          <table:table-cell table:style-name="Table1.B4" office:value-type="string">
            <text:p text:style-name="P78"><text:span text:style-name="T28">https://br.linkedin.com/in/alexeiz</text:span></text:p>
          </table:table-cell>
        </table:table-row>
        <table:table-row table:style-name="Table1.4">
          <table:table-cell table:style-name="Table1.A4" office:value-type="string">
            <text:p text:style-name="P44">Facebook</text:p>
          </table:table-cell>
          <table:table-cell table:style-name="Table1.B4" office:value-type="string">
            <text:p text:style-name="P49"><text:a xlink:type="simple" xlink:href="https://www.facebook.com/alexei.znamensky" text:style-name="Internet_20_link" text:visited-style-name="Visited_20_Internet_20_Link"><text:span text:style-name="T3">https://www.facebook.com/alexei.znamensky</text:span></text:a></text:p>
          </table:table-cell>
        </table:table-row>
        <table:table-row table:style-name="Table1.4">
          <table:table-cell table:style-name="Table1.A4" office:value-type="string">
            <text:p text:style-name="P47">Github</text:p>
          </table:table-cell>
          <table:table-cell table:style-name="Table1.B4" office:value-type="string">
            <text:p text:style-name="P76"><text:a xlink:type="simple" xlink:href="https://github.com/russoz" text:style-name="Internet_20_link" text:visited-style-name="Visited_20_Internet_20_Link">https://github.com/russoz</text:a></text:p>
          </table:table-cell>
        </table:table-row>
        <table:table-row table:style-name="Table1.4">
          <table:table-cell table:style-name="Table1.A4" office:value-type="string">
            <text:p text:style-name="P47">CPAN</text:p>
          </table:table-cell>
          <table:table-cell table:style-name="Table1.B4" office:value-type="string">
            <text:p text:style-name="P77"><text:a xlink:type="simple" xlink:href="https://metacpan.org/author/RUSSOZ" text:style-name="Internet_20_link" text:visited-style-name="Visited_20_Internet_20_Link">https://metacpan.org/author/RUSSOZ</text:a></text:p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5"/>
          </table:table-cell>
        </table:table-row>
        <table:table-row table:style-name="Table1.4">
          <table:table-cell table:style-name="Table1.A4" office:value-type="string">
            <text:p text:style-name="P73">Objective</text:p>
          </table:table-cell>
          <table:table-cell table:style-name="Table1.B4" office:value-type="string">
            <text:p text:style-name="P74"/>
          </table:table-cell>
        </table:table-row>
        <table:table-row table:style-name="Table1.4">
          <table:table-cell table:style-name="Table1.A4" office:value-type="string">
            <text:p text:style-name="P73"/>
          </table:table-cell>
          <table:table-cell table:style-name="Table1.B4" office:value-type="string">
            <text:p text:style-name="P75">To fulfill a <text:span text:style-name="T40">Reliability Engineering</text:span> role supporting high-volume &amp; mission critical systems</text:p>
          </table:table-cell>
        </table:table-row>
        <table:table-row table:style-name="Table1.1"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45">System Administration</text:p>
            <text:p text:style-name="P45"><text:span text:style-name="T31">Operations Engineering</text:span></text:p>
            <text:p text:style-name="P46">Support</text:p>
          </table:table-cell>
          <table:table-cell table:style-name="Table1.B1" office:value-type="string">
            <text:p text:style-name="P50"><text:span text:style-name="T31">Intermediate </text:span>experience with AWS management, </text:p>
            <text:p text:style-name="P28"><text:span text:style-name="T31">A</text:span>ssessing and tuning <text:span text:style-name="T31">SO and apps </text:span>performance</text:p>
            <text:p text:style-name="P25">Unix/Linux administration since 1995 <text:span text:style-name="T38">(Solaris, IRIX, AIX, Debian, RedHat, Ubuntu)</text:span></text:p>
            <text:p text:style-name="P28"><text:span text:style-name="T31">I</text:span>nstalling, configuring, <text:span text:style-name="T22">programming</text:span> and managing <text:span text:style-name="T29">Java-based application servers (mostly WebSphere App Server and Tomcat)</text:span></text:p>
            <text:p text:style-name="P55">Building and deploying applications (mostly Java), using <text:span text:style-name="T38">CI/CD </text:span>tools like jenkins, ant, <text:span text:style-name="T32">maven, </text:span>gradle.</text:p>
            <text:p text:style-name="P61">Troubleshooting web applications in their many tiers.</text:p>
            <text:p text:style-name="P51">Automated server management using chef, </text:p>
            <text:p text:style-name="P56">Systems monitoring with nagios, zabbix (eventually some other online service as well).</text:p>
            <text:p text:style-name="P54">Automati<text:span text:style-name="T32">on of</text:span> first-response to incidents with remediation systems, <text:span text:style-name="T39">also automations in the JIRA ticketing system</text:span></text:p>
            <text:p text:style-name="P54">Large experience in troubleshooting services and planning for performance and fault-tolerance</text:p>
            <text:p text:style-name="P58">Experienced user in large databases (billion records/table), in <text:span text:style-name="T38">different flavours: MS-SQL, PostgreSQL, MySQL.</text:span></text:p>
            <text:p text:style-name="P59">Security-aware mindset (though not a specialist in the field)</text:p>
            <text:p text:style-name="P60">Queue systems: IBM MQ, HornetQ, Rabbit, Artemis</text:p>
            <text:p text:style-name="P60">Varied tools/systems: vagrant, git, LDAP</text:p>
          </table:table-cell>
        </table:table-row>
        <table:table-row table:style-name="Table1.1">
          <table:table-cell table:style-name="Table1.A1" office:value-type="string">
            <text:p text:style-name="P31">Development</text:p>
          </table:table-cell>
          <table:table-cell table:style-name="Table1.B1" office:value-type="string">
            <text:p text:style-name="P41"><text:span text:style-name="T11">E</text:span>xperience with Java Enterprise platform <text:span text:style-name="T11">since 2000</text:span></text:p>
            <text:p text:style-name="P41"><text:span text:style-name="T31">Also in Perl, Python, bash, some PHP and some groovy, among others languages. Intermediate experience with Functional programming.</text:span></text:p>
            <text:p text:style-name="P43"><text:span text:style-name="T35">Basic</text:span> experience with containerization (docker)</text:p>
          </table:table-cell>
        </table:table-row>
        <text:soft-page-break/>
        <table:table-row table:style-name="Table1.1">
          <table:table-cell table:style-name="Table1.A1" office:value-type="string">
            <text:p text:style-name="P30">Training</text:p>
          </table:table-cell>
          <table:table-cell table:style-name="Table1.B1" office:value-type="string">
            <text:p text:style-name="P26"><text:span text:style-name="T12">E</text:span>xperience in <text:span text:style-name="T13">teaching</text:span> <text:span text:style-name="T12">technical courses since 1998</text:span></text:p>
            <text:p text:style-name="P26">Main courses taught: <text:span text:style-name="T2">IBM WAS </text:span>v4/v5/v6, Java, Linux, <text:span text:style-name="T14">Unix</text:span></text:p>
            <text:p text:style-name="P24">Development of <text:span text:style-name="T2">training</text:span> material<text:span text:style-name="T2">s</text:span></text:p>
          </table:table-cell>
        </table:table-row>
        <table:table-row table:style-name="Table1.1">
          <table:table-cell table:style-name="Table1.A1" office:value-type="string">
            <text:p text:style-name="P30">Languages</text:p>
          </table:table-cell>
          <table:table-cell table:style-name="Table1.B1" office:value-type="string">
            <text:p text:style-name="P6">Portuguese: Fluent (native)</text:p>
            <text:p text:style-name="P5">English: Fluent (reading, writing, speaking)</text:p>
            <text:p text:style-name="P24">Spanish: <text:span text:style-name="T34">Advanced</text:span> (reading, <text:span text:style-name="T1">writing, </text:span>speaking)</text:p>
            <text:p text:style-name="P24">German: Beginner (reading, speaking)</text:p>
            <text:p text:style-name="P24">French: Beginner (reading)</text:p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Experience</text:p>
            <text:p text:style-name="P63"><text:span text:style-name="T36">(Full listing at</text:span> Linkedin<text:span text:style-name="T33">)</text:span></text:p>
          </table:table-cell>
          <table:table-cell table:style-name="Table1.B1" office:value-type="string">
            <text:p text:style-name="P57"/>
          </table:table-cell>
        </table:table-row>
        <table:table-row table:style-name="Table1.1">
          <table:table-cell table:style-name="Table1.A1" office:value-type="string">
            <text:p text:style-name="P11">Movile</text:p>
            <text:p text:style-name="P37">Reliability Manager</text:p>
            <text:p text:style-name="P79">Campinas, <text:span text:style-name="T36">BRAZIL</text:span> (May/2016 – <text:span text:style-name="T36">Sep/2016</text:span>)</text:p>
            <text:p text:style-name="P37">Buenos Aires, <text:span text:style-name="T36">ARGENTINA</text:span> (Jun/2014 – <text:span text:style-name="T23">May/2016</text:span>)</text:p>
            <text:p text:style-name="P37"/>
            <text:p text:style-name="P36">Production Support Manager</text:p>
            <text:p text:style-name="P65">Campinas, <text:span text:style-name="T37">BRAZIL</text:span> (Oct/2012 – <text:span text:style-name="T20">Jun/2014</text:span>)</text:p>
            <text:p text:style-name="P12"/>
            <text:p text:style-name="P12"/>
          </table:table-cell>
          <table:table-cell table:style-name="Table1.B1" office:value-type="string">
            <text:p text:style-name="P20">Responsible <text:span text:style-name="T21">for the Reliability area, leveraging modern services/tools to sustain a 150 million transactions/day operation, 24x7x365. Implemented alarms remediation, and improved response times for 2</text:span><text:span text:style-name="T25">nd</text:span><text:span text:style-name="T21"> level teams using better notification tools and processes. The area grew from ~500 tickets/month by the end of 2011 to ~6000/tickets/month by mid-2016, spanning two countries, while implementing SLAs for our customers.</text:span></text:p>
            <text:p text:style-name="P21"/>
            <text:p text:style-name="P67">Interaction with <text:span text:style-name="T36">c</text:span>lients, <text:span text:style-name="T36">service</text:span> providers, <text:span text:style-name="T36">business teams</text:span> <text:span text:style-name="T36">and technical teams across Latin America.</text:span></text:p>
            <text:p text:style-name="P66"/>
            <text:p text:style-name="P68">Automated many workflows, created and destroyed a number of processes for the team. Reinvented the team a couple of times, interviewed some hundreds of people. <text:span text:style-name="T23">Implemented agile patterns like Kanban.</text:span></text:p>
          </table:table-cell>
        </table:table-row>
        <table:table-row table:style-name="Table1.1">
          <table:table-cell table:style-name="Table1.A1" office:value-type="string">
            <text:p text:style-name="P11">IBM Brazil</text:p>
            <text:p text:style-name="P36">Senior IT Specialist</text:p>
            <text:p text:style-name="P13">São Paulo, SP (Mar/2011 – Sep/2012)</text:p>
          </table:table-cell>
          <table:table-cell table:style-name="Table1.B1" office:value-type="string">
            <text:p text:style-name="P17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">
          <table:table-cell table:style-name="Table1.A1" office:value-type="string">
            <text:p text:style-name="P11">Cognizant Tech Solutions</text:p>
            <text:p text:style-name="P14">Senior Support Analyst</text:p>
            <text:p text:style-name="P12">São Paulo, SP (Nov/2009 – Mar/2011)</text:p>
          </table:table-cell>
          <table:table-cell table:style-name="Table1.B1" office:value-type="string">
            <text:p text:style-name="P18"><text:span text:style-name="T18">A</text:span>llocated full-time at Avon Cosmetics Brazil.</text:p>
            <text:p text:style-name="P18"><text:span text:style-name="T18">IBM WAS A</text:span>dministrator <text:span text:style-name="T24">multi-</text:span>platforms <text:span text:style-name="T24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">
          <table:table-cell table:style-name="Table1.A1" office:value-type="string">
            <text:p text:style-name="P11">IBM Brazil</text:p>
            <text:p text:style-name="P36">Senior IT Specialist</text:p>
            <text:p text:style-name="P13">Hortolândia, SP (Apr/2005 – Nov/2009)</text:p>
          </table:table-cell>
          <table:table-cell table:style-name="Table1.B1" office:value-type="string">
            <text:p text:style-name="P17"><text:span text:style-name="T15">H</text:span>ave worked in a handful different projects, <text:span text:style-name="T24">eventually leading the administration team in some of them, maintaining, </text:span>building and deploying J2EE applications, <text:span text:style-name="T24">providing </text:span>level 3 &amp; 4 support for <text:span text:style-name="T24">IBM off-shore projects using IBM WAS</text:span> v5.x &amp; v6.x, Portal Server v6.x, <text:span text:style-name="T24">playing along with </text:span>teams in Brazil, USA, India and Europe.</text:p>
          </table:table-cell>
        </table:table-row>
        <table:table-row table:style-name="Table1.1">
          <table:table-cell table:style-name="Table1.A1" office:value-type="string">
            <text:p text:style-name="P11">Instituto Brasileiro de</text:p>
            <text:p text:style-name="P10">Tecnologia Avançada (IBTA)</text:p>
            <text:p text:style-name="P36">Training Program Manager</text:p>
            <text:p text:style-name="P13">São Paulo, SP (Dec/2001 – May/2004)</text:p>
          </table:table-cell>
          <table:table-cell table:style-name="Table1.B1" office:value-type="string">
            <text:p text:style-name="P70"><text:span text:style-name="T19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">
          <table:table-cell table:style-name="Table1.A1" office:value-type="string">
            <text:p text:style-name="P11">Laboratório de Sistemas</text:p>
            <text:p text:style-name="P10">Integráveis (LSI-EPUSP)</text:p>
            <text:p text:style-name="P36">System Administrator</text:p>
            <text:p text:style-name="P13">São Paulo, SP (Fev/1994 – Out/1999)</text:p>
          </table:table-cell>
          <table:table-cell table:style-name="Table1.B1" office:value-type="string">
            <text:p text:style-name="P17"><text:span text:style-name="T16">Systems, Networking &amp; Security Administrator, working with </text:span>Solaris, IRIX, Linux and AIX; Unix Teacher; Intern – Parallel Computing <text:span text:style-name="T17">D</text:span>evelopment</text:p>
          </table:table-cell>
        </table:table-row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5"/>
          </table:table-cell>
        </table:table-row>
        <text:soft-page-break/>
        <table:table-row table:style-name="Table1.1">
          <table:table-cell table:style-name="Table1.A28" office:value-type="string">
            <text:p text:style-name="P9">Communities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28" office:value-type="string">
            <text:p text:style-name="P38">São Paulo Perl Mongers</text:p>
            <text:p text:style-name="P15"><text:a xlink:type="simple" xlink:href="http://sao-paulo.pm.org/" text:style-name="Internet_20_link" text:visited-style-name="Visited_20_Internet_20_Link"><text:span text:style-name="T7">http://sao-paulo.pm.org/</text:span></text:a></text:p>
            <text:p text:style-name="P13">São Paulo, SP (<text:span text:style-name="T10">since </text:span>May/2008)</text:p>
          </table:table-cell>
          <table:table-cell table:style-name="Table1.A1" office:value-type="string">
            <text:p text:style-name="P72"><text:span text:style-name="T9">Active member since 2008; Group l</text:span>eader <text:span text:style-name="T9">(</text:span>May/2011 –<text:span text:style-name="T9"> </text:span>Feb/2013<text:span text:style-name="T9">); </text:span><text:s/>Author of a number of Perl modules, at <text:span text:style-name="T29">http://</text:span>metacpan.org/author/RUSSOZ</text:p>
          </table:table-cell>
        </table:table-row>
        <table:table-row table:style-name="Table1.1">
          <table:table-cell table:style-name="Table1.A28" office:value-type="string">
            <text:p text:style-name="P11">SouJava – <text:span text:style-name="T39">Java User Group</text:span></text:p>
            <text:p text:style-name="P23"><text:a xlink:type="simple" xlink:href="http://www.soujava.org.br/" text:style-name="Internet_20_link" text:visited-style-name="Visited_20_Internet_20_Link"><text:span text:style-name="Internet_20_link"><text:span text:style-name="T6">http://www.soujava.org.br/</text:span></text:span></text:a></text:p>
            <text:p text:style-name="P13">São Paulo, SP (<text:span text:style-name="T10">since </text:span>Out/1998)</text:p>
          </table:table-cell>
          <table:table-cell table:style-name="Table1.A1" office:value-type="string">
            <text:p text:style-name="P19">Organization <text:span text:style-name="T8">(Oct/1998 – Jul/2002)</text:span></text:p>
            <text:p text:style-name="P17">Administration and support on events.</text:p>
            <text:p text:style-name="P16">Administration of the group server www.soujava.org.br</text:p>
          </table:table-cell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9">Certifications</text:p>
          </table:table-cell>
          <table:table-cell table:style-name="Table1.B1" office:value-type="string">
            <text:p text:style-name="P25">IBM Certified System Administrator – WAS ND 6.0</text:p>
            <text:p text:style-name="P39"><text:s text:c="2"/>on November, 29th 2005</text:p>
            <text:p text:style-name="P24">Application Dev. with IBM WebSphere Studio, V5.0</text:p>
            <text:p text:style-name="P24"><text:s text:c="2"/>on March, 18th 2004</text:p>
            <text:p text:style-name="P24">Sun Certified Web Component Dev. for J2EE 1.3</text:p>
            <text:p text:style-name="P35"><text:s text:c="2"/>on March, 19th 2004</text:p>
            <text:p text:style-name="P24">Sun Certified Java Programmer for Java 1.4</text:p>
            <text:p text:style-name="P35"><text:s text:c="2"/>on July, 31st 2003</text:p>
            <text:p text:style-name="P24">Linux Professional Institute Certification Level 2</text:p>
            <text:p text:style-name="P35"><text:s text:c="2"/>on June 30th 2003 (LPI000022682, 97fgfk3m5a)</text:p>
            <text:p text:style-name="P24">Linux Professional Institute Certification Level 1</text:p>
            <text:p text:style-name="P35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9">Education</text:p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30">Graduated</text:p>
            <text:p text:style-name="P30">Dec 2009</text:p>
          </table:table-cell>
          <table:table-cell table:style-name="Table1.B1" office:value-type="string">
            <text:p text:style-name="P25">Gestão de Negócios na Pequena e Média Empresa</text:p>
            <text:p text:style-name="P24">(Business Management in Small and Medium Enterprises)</text:p>
            <text:p text:style-name="P24">Universidade Anhembi-Morumbi</text:p>
            <text:p text:style-name="P24">São Paulo, SP</text:p>
          </table:table-cell>
        </table:table-row>
        <table:table-row table:style-name="Table1.1">
          <table:table-cell table:style-name="Table1.A1" office:value-type="string">
            <text:p text:style-name="P30">Not completed</text:p>
          </table:table-cell>
          <table:table-cell table:style-name="Table1.B1" office:value-type="string">
            <text:p text:style-name="P6">Ciência da Computação (BsC Computer Sciences)</text:p>
            <text:p text:style-name="P24">Instituto de Matemática e Estatística da USP</text:p>
            <text:p text:style-name="P24">São Paulo, SP</text:p>
          </table:table-cell>
        </table:table-row>
        <table:table-row table:style-name="Table1.1">
          <table:table-cell table:style-name="Table1.A1" office:value-type="string">
            <text:p text:style-name="P30">High School</text:p>
            <text:p text:style-name="P30">Dec 1992</text:p>
          </table:table-cell>
          <table:table-cell table:style-name="Table1.B1" office:value-type="string">
            <text:p text:style-name="P7">Colégio Marista de Brasília, </text:p>
            <text:p text:style-name="P27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08T12:35:28.152787844</dc:date>
    <meta:editing-cycles>89</meta:editing-cycles>
    <meta:editing-duration>P2DT9H10M57S</meta:editing-duration>
    <meta:generator>LibreOffice/5.0.3.2$Linux_X86_64 LibreOffice_project/00m0$Build-2</meta:generator>
    <meta:document-statistic meta:table-count="1" meta:image-count="0" meta:object-count="0" meta:page-count="3" meta:paragraph-count="123" meta:word-count="781" meta:character-count="5912" meta:non-whitespace-character-count="5224"/>
    <meta:user-defined meta:name="Info 1"/>
    <meta:user-defined meta:name="Info 2"/>
    <meta:user-defined meta:name="Info 3"/>
    <meta:user-defined meta:name="Info 4"/>
  </office:meta>
</office:document-meta>
</file>